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normal" style:font-weight-asian="normal" style:font-weight-complex="normal"/>
    </style:style>
    <text:list-style style:name="L1">
      <text:list-level-style-number text:level="1" text:style-name="Numbering_20_Symbols" style:num-suffix="." style:num-format="1">
        <style:list-level-properties text:space-before="0.3126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eborah Chen<text:tab/><text:tab/><text:tab/><text:tab/><text:tab/><text:tab/><text:tab/><text:tab/><text:tab/><text:tab/><text:tab/><text:tab/><text:tab/><text:tab/>October 16, 2013</text:p>
      <text:p text:style-name="Standard">6.170<text:tab/><text:tab/><text:tab/><text:tab/><text:tab/><text:tab/><text:tab/><text:tab/><text:tab/><text:tab/><text:tab/><text:tab/><text:tab/><text:tab/><text:tab/><text:tab/>TeamNote 2.3 Writeup</text:p>
      <text:p text:style-name="Standard"/>
      <text:p text:style-name="P1">Feature descriptions</text:p>
      <text:p text:style-name="Standard"/>
      <text:p text:style-name="P1">Previous features</text:p>
      <text:p text:style-name="P2"/>
      <text:p text:style-name="Standard"><text:span text:style-name="T2">Note taking:</text:span> In TeamNote, users my create short notes that contains a description, a title, and a priority of the note or task at hand. These notes are stored in a database for future access and editing.</text:p>
      <text:p text:style-name="Standard"/>
      <text:p text:style-name="Standard"><text:span text:style-name="T2">Authentication:</text:span> Users must create accounts and login before they may view notes. Notes are protected, in that users can only access notes they created.</text:p>
      <text:p text:style-name="Standard"><text:line-break/><text:span text:style-name="T1">New features</text:span> </text:p>
      <text:p text:style-name="Standard"/>
      <text:p text:style-name="Standard"><text:span text:style-name="T2">Note sharing:</text:span> Users may allow other users of TeamNote to view and edit their notes. To ensure that the original author maintains control of their own notes, only the original author may delete notes and share the notes with additional people, i.e. users who have notes shared with them may only view and edit them. </text:p>
      <text:p text:style-name="Standard"/>
      <text:p text:style-name="Standard"><text:span text:style-name="T2">Search:</text:span> Previously, the Notepad page, by default showed users all of their notes. Now, however, with the search feature, users may search from the Notepad page and see their results filtered dynamically on the same page. </text:p>
      <text:p text:style-name="Standard"/>
      <text:p text:style-name="P1">Design challenges</text:p>
      <text:p text:style-name="Standard"/>
      <text:p text:style-name="Standard"><text:tab/>The main design challenge was to implement the sharing of notes feature:</text:p>
      <text:p text:style-name="Standard"/>
      <text:p text:style-name="P1">Object modeling</text:p>
      <text:p text:style-name="P1"/>
      <text:p text:style-name="Standard"><text:tab/>One key decision was how to decide what ActiveRecord association to use to represent the relationship between Users and Notes. To model the many to many relationship between notes and users, there were two associations TeamNote could have used. One option is to use the association that a Note <text:span text:style-name="T2">has_and_belongs_to_many </text:span><text:span text:style-name="T4">Users, and a User <text:s/></text:span><text:span text:style-name="T2">has_and_belongs_to_many </text:span><text:span text:style-name="T4">Notes. Then, an association table, </text:span><text:span text:style-name="T5">notes_users </text:span><text:span text:style-name="T4">is created to handle the migration that goes between them (user_id:integer; note_id: integer). The other option is to use the </text:span><text:span text:style-name="T2">has_many </text:span><text:span text:style-name="T4">and </text:span><text:span text:style-name="T2">has_many :through</text:span><text:span text:style-name="T4"> association. To do this, an intermediate </text:span><text:span text:style-name="T5">notes_users </text:span><text:span text:style-name="T6">class is created so that users have notes, and notes have users through this class. </text:span></text:p>
      <text:p text:style-name="Standard"><text:span text:style-name="T6"><text:tab/>Though both these options are functionally equivalent, I chose to use </text:span><text:span text:style-name="T3">has_and_belongs_to_many</text:span><text:span text:style-name="T6"> for several reasons. First, I did not need to work with the relationship model as a separate entity (per </text:span><text:a xlink:type="simple" xlink:href="http://guides.rubyonrails.org/association_basics.html"><text:span text:style-name="T6">http://guides.rubyonrails.org/association_basics.html</text:span></text:a><text:span text:style-name="T6">), as a user either shares a note with another user or not. Second, for simplicity reasons, <text:s/></text:span><text:span text:style-name="T3">has_and_belongs_to_many </text:span><text:span text:style-name="T6">was easier to implement. The <text:s/>disadvantage, however, of using </text:span><text:span text:style-name="T3">has_and_belongs_to_many, </text:span><text:span text:style-name="T6">is that if the relationship between the users and the notes was more complex (e.g. finer gradients of sharing – think, can only see certain portions, or different levels of access) then <text:s/></text:span><text:span text:style-name="T3">has_many :through </text:span><text:span text:style-name="T6">would be easier to extend to support this, and </text:span><text:span text:style-name="T3">has_and_belongs_to_many </text:span><text:span text:style-name="T6">would be insufficient. However, because the TeamNote only supports a shared vs not shared relationships, it will suffice for now. </text:span></text:p>
      <text:p text:style-name="Standard"><text:soft-page-break/></text:p>
      <text:p text:style-name="Standard"/>
      <text:p text:style-name="Standard"><text:span text:style-name="T1">User validation of resources</text:span></text:p>
      <text:p text:style-name="Standard"/>
      <text:p text:style-name="Standard"><text:tab/>One challenge was to update the resource validation handling of TeamNote to support sharing of notes. Previously, a user could access all the notes they had created, where each note “belongs_to” a user, and a user “has_many” notes. However, under the <text:span text:style-name="T2">has_and_belongs_to_many</text:span> scheme, this validation must be updated so that all notes a user may view are shown on his/her Notepad page. We take advantage of the fact that the <text:s/><text:span text:style-name="T2">has_and_belongs_to_many </text:span><text:span text:style-name="T4">association allows the application to access @note.users, and @users.notes, so before showing a note to a user, TeamNote checks that the author_id matches the user_id of the current_user, OR that the current_user is included in note.users. </text:span></text:p>
      <text:p text:style-name="Standard"/>
      <text:p text:style-name="P1">Updating UI to reflect permissions</text:p>
      <text:p text:style-name="Standard"/>
      <text:p text:style-name="Standard"><text:tab/>We must now modify the UI to make sure the above permissions are consistent and supported in TeamNote. For example, because only the original author of a note may delete a note, the view should only show a user the delete button if they are indeed the original author; this is important because users may have their expectations violated when the UI suggests they may do something they do not have the permissions for, and believe there was something wrong with the application. To do this, the View for each note checks that the original author of the note a user is attempting to access matches the id of the current, logged in user. If so, then the delete <text:s/>button is shown. In the same way, the option to share a note with other users is only given to the original author – sharees only see a list of people the note is already shared with, but may not add or delete people from this list. </text:p>
      <text:p text:style-name="Standard"><text:tab/>It was also necessary to remove the current_user as an potential sharee of a note in the create/edit pages, as this would be inconsistent with how users view sharing. Furthermore, whenever the current_user's name was mentioned, it was replaced with “You” to clearly indicate that the user had access to the note. </text:p>
      <text:p text:style-name="Standard"><text:tab/>Another challenge was to clearly delineate to the user the notes they created, and the notes that were shared with them. This was necessary to help users keep track of all their notes and minimize confusion if presented by a page of many notes. I admit that this is not represented as clearly as it could be in the Notepad View, as the only indicators of who created a note, and who the note is shared with is given by a text description in the Index and Show views. This provides rudimentary functionality, and is better than doing nothing, <text:s/>but to improve , there could be more distinction in the UI, such as having a separate section for Shared and Authored notes. </text:p>
      <text:p text:style-name="Standard"/>
      <text:p text:style-name="P1">Other design decisions</text:p>
      <text:p text:style-name="Standard"/>
      <text:p text:style-name="P1">Concurrency</text:p>
      <text:p text:style-name="Standard"/>
      <text:p text:style-name="Standard"><text:tab/>Currently, TeamNote has limited handling of concurrent editing of a note. If two users attempt to edit the same note, the more recent update will overwrite the previous one. This is acceptable in the TeamNote application because the users are primarily sharing notes with snippets of information – it is more likely that a user who has a note shared with him/her will view that note, as opposed to doing heavy editing. Furthermore, there is no polling done in the application to retrieve new notes for a user as they are created – the notes page loads all the users current notes at a time. </text:p>
      <text:p text:style-name="Standard"><text:tab/>This assumption is also supported by the design decision that an author maintains significantly stronger control over a note than the users it is shared to, as they may delete and control who the note is <text:soft-page-break/>shared with. </text:p>
      <text:p text:style-name="Standard"><text:tab/>However, if the use case of TeamNote were focused more on collaborative editing, such as in Google docs, handling concurrent access would be extremely important. The alternative to the scheme TeamNote uses is to implement a scheme that would notify a user when a resource was locked, and prevent them from accessing it until it was released by the other user, at minimum. At an advanced level, TeamNote could accept both, and force a user to resolve the conflict, though this is much too complicated for a simple note taking app. The application could also periodically fetch updates from the server to display the latest notes. This would be ideal if we were to extend TeamNote to handle more frequent editing/participation from all users. </text:p>
      <text:p text:style-name="Standard"/>
      <text:p text:style-name="P1">Permissions</text:p>
      <text:p text:style-name="P2"/>
      <text:p text:style-name="Standard"><text:span text:style-name="T7"><text:tab/>In TeamNote, the original author or creator of a note has full permissions to that note – i.e. they may edit, delete, and share it with other users. A sharee, however, may only view and edit the note. This design decision serves several purposes. First, it enables the author to maintain stronger control over their note and ensure that information on the note is only shared with the desired people. An alternative was to allow sharees to reshare the note with others, notifying the original author each time. There is a tradeoff in convenience here, as it could be easier for a sharee to just reshare a note to someone the author forgot, <text:s/>but <text:s/>it was simpler and more in line with TeamNote's feature objectives to only give this power to the author. Furthermore, this design still allows the sharee to interact with the note by editing it if necessary, for the purpose of adding new information the original author may not have thought of, creating an appropriate balance between convenience and control.</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Neue" svg:font-family="'Helvetica Neue', Helvetica, Arial, sans-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borah </meta:initial-creator>
    <meta:creation-date>2013-10-16T19:04:06</meta:creation-date>
    <dc:date>2013-10-16T23:35:00</dc:date>
    <dc:creator>Deborah </dc:creator>
    <meta:editing-duration>PT3H40M2S</meta:editing-duration>
    <meta:editing-cycles>240</meta:editing-cycles>
    <meta:generator>LibreOffice/3.5$Linux_x86 LibreOffice_project/350m1$Build-2</meta:generator>
    <meta:document-statistic meta:table-count="0" meta:image-count="0" meta:object-count="0" meta:page-count="3" meta:paragraph-count="27" meta:word-count="1314" meta:character-count="7926" meta:non-whitespace-character-count="6578"/>
  </office:meta>
</office:document-meta>
</file>